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A000002193FC20685A757FA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5in" svg:height="3.452in" draw:z-index="0"><draw:image xlink:href="Pictures/100000000000052A000002193FC20685A757FA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7:37:48.057128993</meta:creation-date>
    <dc:date>2016-03-28T17:38:38.371018949</dc:date>
    <meta:editing-duration>PT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5.2$Linux_X86_64 LibreOffice_project/00m0$Build-2</meta:generator>
  </office:meta>
</office:document-meta>
</file>